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7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formula="of:=[.B6]-[.A6]+1" office:value-type="float" office:value="187" calcext:value-type="float">
            <text:p>187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[.C6]*8" office:value-type="float" office:value="1496" calcext:value-type="float">
            <text:p>1496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/>
          <table:table-cell table:formula="of:=SUM([.E6:.E10])" office:value-type="float" office:value="2072" calcext:value-type="float">
            <text:p>2072</text:p>
          </table:table-cell>
          <table:table-cell/>
        </table:table-row>
      </table:table>
      <table:table table:name="VIA REGS" table:style-name="ta1">
        <table:table-column table:style-name="co1" table:default-cell-style-name="Default"/>
        <table:table-row table:style-name="ro2">
          <table:table-cell/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table table:name="NO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03-31T23:49:05.429779801</dc:date>
    <meta:editing-duration>PT35M20S</meta:editing-duration>
    <meta:editing-cycles>6</meta:editing-cycles>
    <meta:generator>LibreOffice/7.3.7.2$Linux_X86_64 LibreOffice_project/30$Build-2</meta:generator>
    <meta:document-statistic meta:table-count="5" meta:cell-count="196" meta:object-count="0"/>
  </office:meta>
</office:document-meta>
</file>